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2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3cm"/>
    </style:style>
    <style:style style:name="gr3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4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5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6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7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8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2cm"/>
    </style:style>
    <style:style style:name="gr9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10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11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12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15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3cm"/>
    </style:style>
    <style:style style:name="gr16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17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18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19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20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21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3cm"/>
    </style:style>
    <style:style style:name="gr22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23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2cm"/>
    </style:style>
    <style:style style:name="gr24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25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26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27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28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29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2cm"/>
    </style:style>
    <style:style style:name="gr30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31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32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33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2cm"/>
    </style:style>
    <style:style style:name="gr34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35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36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1.214cm" fo:min-width="2.931cm"/>
    </style:style>
    <style:style style:name="gr37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1.214cm" fo:min-width="2.931cm"/>
    </style:style>
    <style:style style:name="gr38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39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0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1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2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3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4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5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6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7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8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9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50" style:family="graphic" style:parent-style-name="standard" style:list-style-name="L2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51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52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53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54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2cm"/>
    </style:style>
    <style:style style:name="gr55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56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57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0.372cm"/>
    </style:style>
    <style:style style:name="gr58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0.372cm"/>
    </style:style>
    <style:style style:name="gr59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0.372cm"/>
    </style:style>
    <style:style style:name="gr60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0.372cm"/>
    </style:style>
    <style:style style:name="gr61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271cm"/>
    </style:style>
    <style:style style:name="gr62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174cm"/>
    </style:style>
    <style:style style:name="gr63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3.075cm"/>
    </style:style>
    <style:style style:name="gr64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65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66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67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68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69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70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663cm"/>
    </style:style>
    <style:style style:name="gr71" style:family="graphic" style:parent-style-name="standard">
      <style:graphic-properties draw:stroke="dash" draw:stroke-dash="Fine_20_Dashed" svg:stroke-width="0.1cm" svg:stroke-color="#6666ff" draw:marker-start-width="0.5cm" draw:marker-end-width="0.5cm" draw:fill="none" draw:fill-color="#729fcf" draw:opacity="100%" draw:textarea-horizontal-align="justify" draw:textarea-vertical-align="middle" draw:auto-grow-height="false" fo:min-height="0.65cm" fo:min-width="8.1cm" fo:padding-top="0.175cm" fo:padding-bottom="0.175cm" fo:padding-left="0.3cm" fo:padding-right="0.3cm" draw:shadow-opacity="100%"/>
    </style:style>
    <style:style style:name="gr72" style:family="graphic" style:parent-style-name="standard">
      <style:graphic-properties draw:stroke="dash" draw:stroke-dash="Fine_20_Dashed" svg:stroke-width="0.1cm" svg:stroke-color="#6666ff" draw:marker-start-width="0.5cm" draw:marker-end-width="0.5cm" draw:fill="none" draw:fill-color="#729fcf" draw:opacity="100%" draw:textarea-horizontal-align="justify" draw:textarea-vertical-align="middle" draw:auto-grow-height="false" fo:min-height="9.749cm" fo:min-width="8.1cm" fo:padding-top="0.175cm" fo:padding-bottom="0.175cm" fo:padding-left="0.3cm" fo:padding-right="0.3cm" draw:shadow-opacity="100%"/>
    </style:style>
    <style:style style:name="gr73" style:family="graphic" style:parent-style-name="standard">
      <style:graphic-properties draw:stroke="dash" draw:stroke-dash="Fine_20_Dashed" svg:stroke-width="0.1cm" svg:stroke-color="#6666ff" draw:marker-start-width="0.5cm" draw:marker-end-width="0.5cm" draw:fill="none" draw:fill-color="#729fcf" draw:opacity="100%" draw:textarea-horizontal-align="justify" draw:textarea-vertical-align="middle" draw:auto-grow-height="false" fo:min-height="0.65cm" fo:min-width="4.099cm" fo:padding-top="0.175cm" fo:padding-bottom="0.175cm" fo:padding-left="0.3cm" fo:padding-right="0.3cm" draw:shadow-opacity="100%"/>
    </style:style>
    <style:style style:name="gr74" style:family="graphic" style:parent-style-name="standard">
      <style:graphic-properties draw:stroke="dash" draw:stroke-dash="Fine_20_Dashed" svg:stroke-width="0.1cm" svg:stroke-color="#6666ff" draw:marker-start-width="0.5cm" draw:marker-end-width="0.5cm" draw:fill="none" draw:fill-color="#729fcf" draw:opacity="100%" draw:textarea-horizontal-align="justify" draw:textarea-vertical-align="middle" draw:auto-grow-height="false" fo:min-height="4.149cm" fo:min-width="4.099cm" fo:padding-top="0.175cm" fo:padding-bottom="0.175cm" fo:padding-left="0.3cm" fo:padding-right="0.3cm" draw:shadow-opacity="100%"/>
    </style:style>
    <style:style style:name="gr75" style:family="graphic" style:parent-style-name="standard">
      <style:graphic-properties draw:stroke="dash" draw:stroke-dash="Fine_20_Dashed" svg:stroke-width="0.1cm" svg:stroke-color="#6666ff" draw:marker-start-width="0.5cm" draw:marker-end-width="0.5cm" draw:fill="none" draw:fill-color="#729fcf" draw:opacity="100%" draw:textarea-horizontal-align="justify" draw:textarea-vertical-align="middle" draw:auto-grow-height="false" fo:min-height="0.65cm" fo:min-width="5.699cm" fo:padding-top="0.175cm" fo:padding-bottom="0.175cm" fo:padding-left="0.3cm" fo:padding-right="0.3cm" draw:shadow-opacity="100%"/>
    </style:style>
    <style:style style:name="gr76" style:family="graphic" style:parent-style-name="standard">
      <style:graphic-properties draw:stroke="dash" draw:stroke-dash="Fine_20_Dashed" svg:stroke-width="0.1cm" svg:stroke-color="#6666ff" draw:marker-start-width="0.5cm" draw:marker-end-width="0.5cm" draw:fill="none" draw:fill-color="#729fcf" draw:opacity="100%" draw:textarea-horizontal-align="justify" draw:textarea-vertical-align="middle" draw:auto-grow-height="false" fo:min-height="2.349cm" fo:min-width="5.699cm" fo:padding-top="0.175cm" fo:padding-bottom="0.175cm" fo:padding-left="0.3cm" fo:padding-right="0.3cm" draw:shadow-opacity="100%"/>
    </style:style>
    <style:style style:name="gr77" style:family="graphic" style:parent-style-name="standard" style:list-style-name="L1">
      <style:graphic-properties svg:stroke-color="#000000" draw:fill="solid" draw:fill-color="#dddddd" draw:textarea-horizontal-align="left" draw:textarea-vertical-align="top" draw:auto-grow-height="false" fo:min-height="4.552cm" fo:min-width="8.399cm"/>
    </style:style>
    <style:style style:name="gr78" style:family="graphic" style:parent-style-name="standard">
      <style:graphic-properties draw:stroke="dash" draw:stroke-dash="Fine_20_Dashed" svg:stroke-width="0.1cm" svg:stroke-color="#6666ff" draw:marker-start-width="0.5cm" draw:marker-end-width="0.5cm" draw:fill="none" draw:fill-color="#729fcf" draw:opacity="100%" draw:textarea-horizontal-align="justify" draw:textarea-vertical-align="middle" draw:auto-grow-height="false" fo:min-height="0.55cm" fo:min-width="5.199cm" fo:padding-top="0.175cm" fo:padding-bottom="0.175cm" fo:padding-left="0.3cm" fo:padding-right="0.3cm" draw:shadow-opacity="100%"/>
    </style:style>
    <style:style style:name="gr79" style:family="graphic" style:parent-style-name="standard">
      <style:graphic-properties draw:stroke="dash" draw:stroke-dash="Fine_20_Dashed" svg:stroke-width="0.1cm" svg:stroke-color="#6666ff" draw:marker-start-width="0.5cm" draw:marker-end-width="0.5cm" draw:fill="none" draw:fill-color="#729fcf" draw:opacity="100%" draw:textarea-horizontal-align="justify" draw:textarea-vertical-align="middle" draw:auto-grow-height="false" fo:min-height="4.049cm" fo:min-width="5.199cm" fo:padding-top="0.175cm" fo:padding-bottom="0.175cm" fo:padding-left="0.3cm" fo:padding-right="0.3cm" draw:shadow-opacity="100%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solid" draw:fill-color="#dddddd"/>
      <style:paragraph-properties fo:margin-left="0cm" fo:margin-right="0cm" fo:margin-top="0cm" fo:margin-bottom="0cm" fo:line-height="100%" fo:text-align="start" fo:text-indent="0cm"/>
      <style:text-properties style:use-window-font-color="true" style:font-name="Liberation Sans" fo:font-size="8pt" style:letter-kerning="true" style:font-size-asian="8pt" style:font-name-complex="Noto Sans CJK SC Regular" style:font-size-complex="18pt"/>
    </style:style>
    <style:style style:name="P3" style:family="paragraph">
      <loext:graphic-properties draw:fill="solid" draw:fill-color="#ffff99"/>
      <style:paragraph-properties fo:margin-left="0cm" fo:margin-right="0cm" fo:margin-top="0cm" fo:margin-bottom="0cm" fo:line-height="100%" fo:text-align="start" fo:text-indent="0cm"/>
      <style:text-properties style:use-window-font-color="true" style:font-name="Liberation Sans" fo:font-size="8pt" style:letter-kerning="true" style:font-size-asian="8pt" style:font-name-complex="Noto Sans CJK SC Regular" style:font-size-complex="18pt"/>
    </style:style>
    <style:style style:name="P4" style:family="paragraph">
      <loext:graphic-properties draw:fill="solid" draw:fill-color="#dddddd"/>
      <style:paragraph-properties fo:margin-top="0cm" fo:margin-bottom="0cm" fo:line-height="100%" fo:text-align="start"/>
      <style:text-properties style:use-window-font-color="true" style:font-name="Liberation Sans" fo:font-size="8pt" style:letter-kerning="true" style:font-size-asian="8pt" style:font-name-complex="Noto Sans CJK SC Regular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solid" draw:fill-color="#dddddd"/>
      <style:paragraph-properties fo:margin-left="0cm" fo:margin-right="0cm" fo:margin-top="0cm" fo:margin-bottom="0cm" fo:line-height="100%" fo:text-align="start" fo:text-indent="0cm"/>
      <style:text-properties fo:color="#000000" style:font-name="Liberation Sans" fo:font-size="8pt" style:letter-kerning="true" style:font-size-asian="8pt" style:font-name-complex="Noto Sans CJK SC Regular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729fcf" draw:opacity="100%"/>
      <style:paragraph-properties fo:text-align="center"/>
      <style:text-properties fo:color="#ff3333"/>
    </style:style>
    <style:style style:name="T1" style:family="text">
      <style:text-properties style:use-window-font-color="true" style:font-name="Liberation Sans" fo:font-size="8pt" style:letter-kerning="true" style:font-size-asian="8pt" style:font-name-complex="Noto Sans CJK SC Regular" style:font-size-complex="18pt"/>
    </style:style>
    <style:style style:name="T2" style:family="text">
      <style:text-properties fo:color="#000000" style:font-name="Liberation Sans" fo:font-size="8pt" style:letter-kerning="true" style:font-size-asian="8pt" style:font-name-complex="Noto Sans CJK SC Regular" style:font-size-complex="18pt"/>
    </style:style>
    <style:style style:name="T3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1" draw:id="id1" draw:layer="layout" svg:width="3.069cm" svg:height="0.4cm" svg:x="11.748cm" svg:y="7.892cm">
          <text:p text:style-name="P1"><text:span text:style-name="T1"><text:s text:c="3"/></text:span><text:span text:style-name="T1">.stateListH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3.069cm" svg:height="0.4cm" svg:x="11.748cm" svg:y="7.497cm">
          <text:p text:style-name="P1"><text:span text:style-name="T1">Struct <text:s/>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069cm" svg:height="0.4cm" svg:x="11.748cm" svg:y="8.68cm">
          <text:p text:style-name="P1"><text:span text:style-name="T1"><text:s text:c="3"/></text:span><text:span text:style-name="T1">.allFie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3.069cm" svg:height="0.4cm" svg:x="11.748cm" svg:y="8.285cm">
          <text:p text:style-name="P1"><text:span text:style-name="T1"><text:s text:c="3"/></text:span><text:span text:style-name="T1">.transListH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069cm" svg:height="0.4cm" svg:x="11.748cm" svg:y="9.47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23" draw:id="id23" draw:layer="layout" svg:width="3.069cm" svg:height="0.4cm" svg:x="11.748cm" svg:y="9.076cm">
          <text:p text:style-name="P1"><text:span text:style-name="T1"><text:s text:c="3"/></text:span><text:span text:style-name="T1">.showFie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2" draw:id="id2" draw:layer="layout" svg:width="3.068cm" svg:height="0.4cm" svg:x="16.033cm" svg:y="7.893cm">
          <text:p text:style-name="P1"><text:span text:style-name="T1"><text:s text:c="3"/></text:span><text:span text:style-name="T1">.stateListH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3.068cm" svg:height="0.4cm" svg:x="16.033cm" svg:y="7.498cm">
          <text:p text:style-name="P1"><text:span text:style-name="T1">Struct <text:s/>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763.591022443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3.068cm" svg:height="0.4cm" svg:x="16.033cm" svg:y="8.681cm">
          <text:p text:style-name="P1"><text:span text:style-name="T1"><text:s text:c="3"/></text:span><text:span text:style-name="T1">.allFie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3.068cm" svg:height="0.4cm" svg:x="16.033cm" svg:y="8.286cm">
          <text:p text:style-name="P1"><text:span text:style-name="T1"><text:s text:c="3"/></text:span><text:span text:style-name="T1">.transListH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3.068cm" svg:height="0.4cm" svg:x="16.033cm" svg:y="9.47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3.068cm" svg:height="0.4cm" svg:x="16.033cm" svg:y="9.077cm">
          <text:p text:style-name="P1"><text:span text:style-name="T1"><text:s text:c="3"/></text:span><text:span text:style-name="T1">.showFie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14.817cm" svg:y1="8.092cm" svg:x2="16.033cm" svg:y2="8.093cm" draw:start-shape="id1" draw:start-glue-point="1" draw:end-shape="id2" draw:end-glue-point="3" svg:d="M14817 8092h608v1h608" svg:viewBox="0 0 1217 2">
          <text:p/>
        </draw:connector>
        <draw:custom-shape draw:style-name="gr14" draw:text-style-name="P2" xml:id="id4" draw:id="id4" draw:layer="layout" svg:width="3.069cm" svg:height="0.4cm" svg:x="11.748cm" svg:y="13.193cm">
          <text:p text:style-name="P1"><text:span text:style-name="T1"><text:s text:c="3"/></text:span><text:span text:style-name="T1">.transListH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3.069cm" svg:height="0.4cm" svg:x="11.748cm" svg:y="12.798cm">
          <text:p text:style-name="P1"><text:span text:style-name="T1">Struct <text:s/>Tra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3.069cm" svg:height="0.4cm" svg:x="11.748cm" svg:y="13.981cm">
          <text:p text:style-name="P1"><text:span text:style-name="T1"><text:s text:c="3"/></text:span><text:span text:style-name="T1">.to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3.069cm" svg:height="0.4cm" svg:x="11.748cm" svg:y="13.586cm">
          <text:p text:style-name="P1"><text:span text:style-name="T1"><text:s text:c="3"/></text:span><text:span text:style-name="T1">.from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xml:id="id14" draw:id="id14" draw:layer="layout" svg:width="3.069cm" svg:height="0.4cm" svg:x="11.748cm" svg:y="14.777cm">
          <text:p text:style-name="P6"><text:span text:style-name="T1"><text:s text:c="3"/></text:span><text:span text:style-name="T1">.actionAfterTra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xml:id="id12" draw:id="id12" draw:layer="layout" svg:width="3.069cm" svg:height="0.4cm" svg:x="11.748cm" svg:y="14.377cm">
          <text:p text:style-name="P1"><text:span text:style-name="T1"><text:s text:c="3"/></text:span><text:span text:style-name="T1">.checkPreTra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xml:id="id5" draw:id="id5" draw:layer="layout" svg:width="3.069cm" svg:height="0.4cm" svg:x="11.748cm" svg:y="16.294cm">
          <text:p text:style-name="P1"><text:span text:style-name="T1"><text:s text:c="3"/></text:span><text:span text:style-name="T1">.transListH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3.069cm" svg:height="0.4cm" svg:x="11.748cm" svg:y="15.899cm">
          <text:p text:style-name="P1"><text:span text:style-name="T1">Struct <text:s/>Tra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11.748cm" svg:y1="8.485cm" svg:x2="11.748cm" svg:y2="13.393cm" draw:start-shape="id3" draw:start-glue-point="3" draw:end-shape="id4" draw:end-glue-point="3" svg:d="M11748 8485h-502v4908h502" svg:viewBox="0 0 503 4909">
          <text:p/>
        </draw:connector>
        <draw:connector draw:style-name="gr13" draw:text-style-name="P5" draw:layer="layout" svg:x1="11.748cm" svg:y1="13.393cm" svg:x2="11.748cm" svg:y2="16.494cm" draw:start-shape="id4" draw:start-glue-point="3" draw:end-shape="id5" draw:end-glue-point="3" svg:d="M11748 13393h-502v3101h502" svg:viewBox="0 0 503 3102">
          <text:p/>
        </draw:connector>
        <draw:custom-shape draw:style-name="gr22" draw:text-style-name="P2" xml:id="id6" draw:id="id6" draw:layer="layout" svg:width="3.068cm" svg:height="0.4cm" svg:x="3.701cm" svg:y="4.713cm">
          <text:p text:style-name="P1"><text:span text:style-name="T1"><text:s text:c="3"/></text:span><text:span text:style-name="T1">.f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" xml:id="id20" draw:id="id20" draw:layer="layout" svg:width="3.068cm" svg:height="0.4cm" svg:x="3.701cm" svg:y="4.318cm">
          <text:p text:style-name="P1"><text:span text:style-name="T1">Struct <text:s/>Pro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xml:id="id16" draw:id="id16" draw:layer="layout" svg:width="3.068cm" svg:height="0.4cm" svg:x="3.701cm" svg:y="5.501cm">
          <text:p text:style-name="P1"><text:span text:style-name="T1"><text:s text:c="3"/></text:span><text:span text:style-name="T1">.item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" xml:id="id8" draw:id="id8" draw:layer="layout" svg:width="3.068cm" svg:height="0.4cm" svg:x="3.701cm" svg:y="5.106cm">
          <text:p text:style-name="P1"><text:span text:style-name="T1"><text:s text:c="3"/></text:span><text:span text:style-name="T1">.fie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3.068cm" svg:height="0.4cm" svg:x="3.701cm" svg:y="6.2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3.068cm" svg:height="0.4cm" svg:x="3.701cm" svg:y="5.8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6.769cm" svg:y1="4.913cm" svg:x2="13.282cm" svg:y2="7.497cm" draw:start-shape="id6" draw:start-glue-point="1" draw:end-shape="id7" draw:end-glue-point="0" svg:d="M6769 4913h6513v2584" svg:viewBox="0 0 6514 2585">
          <text:p/>
        </draw:connector>
        <draw:custom-shape draw:style-name="gr28" draw:text-style-name="P2" draw:layer="layout" svg:width="3.068cm" svg:height="0.4cm" svg:x="6.802cm" svg:y="8.595cm">
          <text:p text:style-name="P1"><text:span text:style-name="T1"><text:s text:c="3"/></text:span><text:span text:style-name="T1">.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" xml:id="id9" draw:id="id9" draw:layer="layout" svg:width="3.068cm" svg:height="0.4cm" svg:x="6.802cm" svg:y="8.222cm">
          <text:p text:style-name="P1"><text:span text:style-name="T1">Struct <text:s/>field[5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draw:layer="layout" svg:width="3.068cm" svg:height="0.4cm" svg:x="6.802cm" svg:y="9.383cm">
          <text:p text:style-name="P1"><text:span text:style-name="T1"><text:s text:c="3"/></text:span><text:span text:style-name="T1">.attribu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3.068cm" svg:height="0.4cm" svg:x="6.802cm" svg:y="8.988cm">
          <text:p text:style-name="P1"><text:span text:style-name="T1"><text:s text:c="3"/></text:span><text:span text:style-name="T1">.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4" xml:id="id10" draw:id="id10" draw:layer="layout" svg:width="3.068cm" svg:height="0.4cm" svg:x="6.802cm" svg:y="9.783cm">
          <text:p text:style-name="P1"><text:span text:style-name="T2"><text:s text:c="3"/></text:span><text:span text:style-name="T2">.field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xml:id="id22" draw:id="id22" draw:layer="layout" svg:width="3.068cm" svg:height="0.4cm" svg:x="6.803cm" svg:y="10.823cm">
          <text:p text:style-name="P1"><text:span text:style-name="T1">Struct <text:s/>field[5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" draw:layer="layout" svg:width="3.068cm" svg:height="0.4cm" svg:x="6.804cm" svg:y="11.207cm">
          <text:p text:style-name="P1"><text:span text:style-name="T1"><text:s text:c="3"/></text:span><text:span text:style-name="T1">.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6.769cm" svg:y1="5.306cm" svg:x2="8.336cm" svg:y2="8.222cm" draw:start-shape="id8" draw:start-glue-point="1" draw:end-shape="id9" draw:end-glue-point="0" svg:d="M6769 5306h1567v2916" svg:viewBox="0 0 1568 2917">
          <text:p/>
        </draw:connector>
        <draw:connector draw:style-name="gr13" draw:text-style-name="P5" draw:layer="layout" svg:x1="9.87cm" svg:y1="9.983cm" svg:x2="9.873cm" svg:y2="11.82cm" draw:start-shape="id10" draw:start-glue-point="1" draw:end-shape="id11" draw:end-glue-point="1" svg:d="M9870 9983h505v1837h-502" svg:viewBox="0 0 506 1838">
          <text:p/>
        </draw:connector>
        <draw:custom-shape draw:style-name="gr35" draw:text-style-name="P2" xml:id="id11" draw:id="id11" draw:layer="layout" svg:width="3.068cm" svg:height="0.4cm" svg:x="6.805cm" svg:y="11.62cm">
          <text:p text:style-name="P1"><text:span text:style-name="T1"><text:s text:c="3"/></text:span><text:span text:style-name="T1">.field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" xml:id="id13" draw:id="id13" draw:layer="layout" svg:width="3.467cm" svg:height="1.5cm" svg:x="16.034cm" svg:y="12.678cm">
          <text:p text:style-name="P6"><text:span text:style-name="T1">1.</text:span><text:span text:style-name="T1">必填项</text:span></text:p>
          <text:p text:style-name="P6"><text:span text:style-name="T1">2.&gt;=&lt;</text:span><text:span text:style-name="T1">等</text:span></text:p>
          <text:p text:style-name="P6"><text:span text:style-name="T1">3.</text:span><text:span text:style-name="T1">只能从特定范围取值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87.1115914617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14.817cm" svg:y1="14.577cm" svg:x2="16.034cm" svg:y2="13.428cm" draw:start-shape="id12" draw:start-glue-point="1" draw:end-shape="id13" draw:end-glue-point="3" svg:d="M14817 14577h608v-1149h609" svg:viewBox="0 0 1218 1150">
          <text:p/>
        </draw:connector>
        <draw:custom-shape draw:style-name="gr37" draw:text-style-name="P4" xml:id="id15" draw:id="id15" draw:layer="layout" svg:width="3.467cm" svg:height="1.5cm" svg:x="16.034cm" svg:y="14.879cm">
          <text:p text:style-name="P6"><text:span text:style-name="T1">1.</text:span><text:span text:style-name="T1">把问题分配给</text:span><text:span text:style-name="T1">XXX</text:span></text:p>
          <text:p text:style-name="P6"><text:span text:style-name="T1">2.</text:span><text:span text:style-name="T1">将问题状态变为</text:span><text:span text:style-name="T1">XX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87.1115914617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14.817cm" svg:y1="14.977cm" svg:x2="16.034cm" svg:y2="15.629cm" draw:start-shape="id14" draw:start-glue-point="1" draw:end-shape="id15" draw:end-glue-point="3" svg:d="M14817 14977h608v652h609" svg:viewBox="0 0 1218 653">
          <text:p/>
        </draw:connector>
        <draw:custom-shape draw:style-name="gr38" draw:text-style-name="P2" xml:id="id17" draw:id="id17" draw:layer="layout" svg:width="1.599cm" svg:height="0.4cm" svg:x="3.102cm" svg:y="13.714cm">
          <text:p text:style-name="P1"><text:span text:style-name="T1">问题</text:span><text:span text:style-name="T1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1.599cm" svg:height="0.4cm" svg:x="3.102cm" svg:y="14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1.599cm" svg:height="0.4cm" svg:x="3.102cm" svg:y="14.097cm">
          <text:p text:style-name="P1"><text:span text:style-name="T1">问题</text:span><text:span text:style-name="T1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" draw:layer="layout" svg:width="1.599cm" svg:height="0.4cm" svg:x="3.102cm" svg:y="15.2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1.599cm" svg:height="0.4cm" svg:x="3.102cm" svg:y="14.8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3.701cm" svg:y1="5.701cm" svg:x2="3.102cm" svg:y2="13.914cm" draw:start-shape="id16" draw:start-glue-point="3" draw:end-shape="id17" svg:d="M3701 5701h-1101v8213h502" svg:viewBox="0 0 1102 8214">
          <text:p/>
        </draw:connector>
        <draw:custom-shape draw:style-name="gr43" draw:text-style-name="P2" xml:id="id18" draw:id="id18" draw:layer="layout" svg:width="1.599cm" svg:height="0.4cm" svg:x="5.502cm" svg:y="13.715cm">
          <text:p text:style-name="P1"><text:span text:style-name="T1">*pField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" draw:layer="layout" svg:width="1.599cm" svg:height="0.4cm" svg:x="5.502cm" svg:y="14.5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" xml:id="id21" draw:id="id21" draw:layer="layout" svg:width="1.599cm" svg:height="0.4cm" svg:x="5.502cm" svg:y="14.108cm">
          <text:p text:style-name="P1"><text:span text:style-name="T2">*pField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" draw:layer="layout" svg:width="1.599cm" svg:height="0.4cm" svg:x="5.502cm" svg:y="15.2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" draw:layer="layout" svg:width="1.599cm" svg:height="0.4cm" svg:x="5.502cm" svg:y="14.8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4.701cm" svg:y1="13.914cm" svg:x2="5.502cm" svg:y2="13.915cm" draw:start-shape="id17" draw:start-glue-point="1" draw:end-shape="id18" draw:end-glue-point="3" svg:d="M4701 13914h400v1h401" svg:viewBox="0 0 802 2">
          <text:p/>
        </draw:connector>
        <draw:connector draw:style-name="gr13" draw:text-style-name="P5" draw:layer="layout" svg:x1="6.301cm" svg:y1="13.715cm" svg:x2="6.802cm" svg:y2="8.422cm" draw:start-shape="id18" draw:start-glue-point="0" draw:end-shape="id9" draw:end-glue-point="3" svg:d="M6301 13715v-5293h501" svg:viewBox="0 0 502 5294">
          <text:p/>
        </draw:connector>
        <draw:custom-shape draw:style-name="gr48" draw:text-style-name="P2" draw:layer="layout" svg:width="1.599cm" svg:height="0.4cm" svg:x="7.092cm" svg:y="13.716cm">
          <text:p text:style-name="P1"><text:span text:style-name="T1">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" draw:layer="layout" svg:width="1.599cm" svg:height="0.4cm" svg:x="7.092cm" svg:y="14.5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7" draw:layer="layout" svg:width="1.599cm" svg:height="0.4cm" svg:x="7.092cm" svg:y="14.109cm">
          <text:p text:style-name="P1"><text:span text:style-name="T2">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4" draw:layer="layout" svg:width="1.599cm" svg:height="0.4cm" svg:x="7.092cm" svg:y="15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" draw:layer="layout" svg:width="1.599cm" svg:height="0.4cm" svg:x="7.092cm" svg:y="14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" xml:id="id19" draw:id="id19" draw:layer="layout" svg:width="3.068cm" svg:height="0.4cm" svg:x="1.402cm" svg:y="2.914cm">
          <text:p text:style-name="P1"><text:span text:style-name="T1">project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" draw:layer="layout" svg:width="3.068cm" svg:height="0.4cm" svg:x="1.402cm" svg:y="2.519cm">
          <text:p text:style-name="P1"><text:span text:style-name="T1">Struct <text:s/>*Project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" draw:layer="layout" svg:width="3.068cm" svg:height="0.4cm" svg:x="1.402cm" svg:y="3.702cm">
          <text:p text:style-name="P1"><text:span text:style-name="T1">project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" draw:layer="layout" svg:width="3.068cm" svg:height="0.4cm" svg:x="1.402cm" svg:y="3.307cm">
          <text:p text:style-name="P1"><text:span text:style-name="T1">project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4.47cm" svg:y1="3.114cm" svg:x2="5.235cm" svg:y2="4.318cm" draw:start-shape="id19" draw:start-glue-point="1" draw:end-shape="id20" draw:end-glue-point="0" svg:d="M4470 3114h765v1204" svg:viewBox="0 0 766 1205">
          <text:p/>
        </draw:connector>
        <draw:connector draw:style-name="gr13" draw:text-style-name="P5" draw:layer="layout" draw:line-skew="0.3cm" svg:x1="5.502cm" svg:y1="14.308cm" svg:x2="6.803cm" svg:y2="11.023cm" draw:start-shape="id21" draw:start-glue-point="3" draw:end-shape="id22" draw:end-glue-point="3" svg:d="M5502 14308h-202v-3285h1503" svg:viewBox="0 0 1504 3286">
          <text:p/>
        </draw:connector>
        <draw:custom-shape draw:style-name="gr57" draw:text-style-name="P4" draw:layer="layout" svg:width="0.898cm" svg:height="0.4cm" svg:x="15.7cm" svg:y="2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" draw:layer="layout" svg:width="0.898cm" svg:height="0.4cm" svg:x="16.601cm" svg:y="2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" draw:layer="layout" svg:width="0.898cm" svg:height="0.4cm" svg:x="17.501cm" svg:y="2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0.898cm" svg:height="0.4cm" svg:x="18.402cm" svg:y="2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" draw:layer="layout" svg:width="1.797cm" svg:height="0.4cm" svg:x="15.701cm" svg:y="2.9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" draw:layer="layout" svg:width="2.7cm" svg:height="0.4cm" svg:x="15.698cm" svg:y="3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" draw:layer="layout" svg:width="3.601cm" svg:height="0.4cm" svg:x="15.698cm" svg:y="3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" draw:layer="layout" svg:width="1.599cm" svg:height="0.4cm" svg:x="13.911cm" svg:y="10.903cm">
          <text:p text:style-name="P1"><text:span text:style-name="T1">*pField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" draw:layer="layout" svg:width="1.599cm" svg:height="0.4cm" svg:x="13.911cm" svg:y="11.6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" draw:layer="layout" svg:width="1.599cm" svg:height="0.4cm" svg:x="13.911cm" svg:y="11.299cm">
          <text:p text:style-name="P1"><text:span text:style-name="T2">*pField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" draw:layer="layout" svg:width="1.599cm" svg:height="0.4cm" svg:x="15.501cm" svg:y="10.904cm">
          <text:p text:style-name="P1"><text:span text:style-name="T1">序号</text:span><text:span text:style-name="T1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4" draw:layer="layout" svg:width="1.599cm" svg:height="0.4cm" svg:x="15.501cm" svg:y="11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2" draw:layer="layout" svg:width="1.599cm" svg:height="0.4cm" svg:x="15.501cm" svg:y="11.3cm">
          <text:p text:style-name="P1"><text:span text:style-name="T1">序号</text:span><text:span text:style-name="T1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14.817cm" svg:y1="9.276cm" svg:x2="15.505cm" svg:y2="10.504cm" draw:start-shape="id23" draw:start-glue-point="1" draw:end-shape="id24" draw:end-glue-point="0" svg:d="M14817 9276h688v1228" svg:viewBox="0 0 689 1229">
          <text:p/>
        </draw:connector>
        <draw:custom-shape draw:style-name="gr70" draw:text-style-name="P2" xml:id="id24" draw:id="id24" draw:layer="layout" svg:width="3.189cm" svg:height="0.4cm" svg:x="13.911cm" svg:y="10.504cm">
          <text:p text:style-name="P1"><text:span text:style-name="T1">show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9" draw:layer="layout" svg:width="8.6cm" svg:height="0.9cm" svg:x="11.1cm" svg:y="6.1cm">
          <text:p text:style-name="P8"><text:span text:style-name="T3">流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2" draw:text-style-name="P9" draw:layer="layout" svg:width="8.6cm" svg:height="9.999cm" svg:x="11.101cm" svg:y="7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3" draw:text-style-name="P9" draw:layer="layout" svg:width="4.599cm" svg:height="0.9cm" svg:x="5.9cm" svg:y="7cm">
          <text:p text:style-name="P8"><text:span text:style-name="T3">字段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4" draw:text-style-name="P9" draw:layer="layout" svg:width="4.599cm" svg:height="4.399cm" svg:x="5.901cm" svg:y="7.9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5" draw:text-style-name="P9" draw:layer="layout" svg:width="6.199cm" svg:height="0.9cm" svg:x="2.8cm" svg:y="12.7cm">
          <text:p text:style-name="P8"><text:span text:style-name="T3">具体问题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6" draw:text-style-name="P9" draw:layer="layout" svg:width="6.199cm" svg:height="2.599cm" svg:x="2.801cm" svg:y="13.6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7" draw:text-style-name="P4" draw:layer="layout" svg:width="8.898cm" svg:height="4.801cm" svg:x="1.402cm" svg:y="18.099cm">
          <text:p text:style-name="P6"><text:span text:style-name="T1">从表格中一键导入数据的功能</text:span></text:p>
          <text:p text:style-name="P6"><text:span text:style-name="T1"><text:s text:c="3"/></text:span><text:span text:style-name="T1">.</text:span><text:span text:style-name="T1">表格首行字段名和项目字段自动匹配，创建问题并导入</text:span></text:p>
          <text:p text:style-name="P6"><text:span text:style-name="T1"><text:s text:c="3"/></text:span><text:span text:style-name="T1">.</text:span><text:span text:style-name="T1">对字段值进行检错，不符合规则的不允许导入</text:span></text:p>
          <text:p text:style-name="P6"><text:span text:style-name="T1">一键导出功能</text:span></text:p>
          <text:p text:style-name="P6"><text:span text:style-name="T1">每个状态中的</text:span><text:span text:style-name="T1">showField</text:span><text:span text:style-name="T1">自定义，或者指向公共部分</text:span><text:span text:style-name="T1">(</text:span><text:span text:style-name="T1">所有字段</text:span><text:span text:style-name="T1">)</text:span></text:p>
          <text:p text:style-name="P6"><text:span text:style-name="T1">显示的时候只显示有值的字段</text:span></text:p>
          <text:p text:style-name="P6"><text:span text:style-name="T1">Field.attribut</text:span><text:span text:style-name="T1">表示</text:span></text:p>
          <text:p text:style-name="P6"><text:span text:style-name="T1">跟踪派发出去尚未完成的事务</text:span></text:p>
          <text:p text:style-name="P6"><text:span text:style-name="T1"/></text:p>
          <text:p text:style-name="P6"><text:span text:style-name="T1">字段中下拉菜单和复选框的处理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9" draw:layer="layout" svg:width="5.799cm" svg:height="0.9cm" svg:x="1.2cm" svg:y="1.5cm">
          <text:p text:style-name="P8"><text:span text:style-name="T3">项目整体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9" draw:text-style-name="P9" draw:layer="layout" svg:width="5.799cm" svg:height="4.399cm" svg:x="1.201cm" svg:y="2.4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1T12:51:06.728065007</meta:creation-date>
    <meta:generator>LibreOffice/5.1.4.2$Linux_X86_64 LibreOffice_project/10m0$Build-2</meta:generator>
    <dc:date>2017-02-02T17:54:53.719423837</dc:date>
    <meta:editing-duration>PT11H28M8S</meta:editing-duration>
    <meta:editing-cycles>52</meta:editing-cycles>
    <meta:document-statistic meta:object-count="92"/>
  </office:meta>
</office:document-meta>
</file>